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B0000003D486873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605cm" fo:margin-left="0cm" fo:margin-top="0cm" fo:margin-bottom="0cm" table:align="left"/>
    </style:style>
    <style:style style:name="Tabella1.A" style:family="table-column">
      <style:table-column-properties style:column-width="11.964cm"/>
    </style:style>
    <style:style style:name="Tabella1.B" style:family="table-column">
      <style:table-column-properties style:column-width="8.996cm"/>
    </style:style>
    <style:style style:name="Tabella1.C" style:family="table-column">
      <style:table-column-properties style:column-width="6.645cm"/>
    </style:style>
    <style:style style:name="Tabella1.A1" style:family="table-cell">
      <style:table-cell-properties fo:padding="0.097cm" fo:border="none"/>
    </style:style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464cm"/>
    </style:style>
    <style:style style:name="Tabella4.D" style:family="table-column">
      <style:table-column-properties style:column-width="3.44cm"/>
    </style:style>
    <style:style style:name="Tabella4.E" style:family="table-column">
      <style:table-column-properties style:column-width="2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789cm"/>
    </style:style>
    <style:style style:name="Tabella5.D" style:family="table-column">
      <style:table-column-properties style:column-width="1.471cm"/>
    </style:style>
    <style:style style:name="Tabella5.E" style:family="table-column">
      <style:table-column-properties style:column-width="1.499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J" style:family="table-column">
      <style:table-column-properties style:column-width="1.79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cm" fo:border="none"/>
    </style:style>
    <style:style style:name="Tabella5.G5" style:family="table-cell">
      <style:table-cell-properties fo:padding="0cm" fo:border="none"/>
    </style:style>
    <style:style style:name="Tabella5.I5" style:family="table-cell">
      <style:table-cell-properties fo:padding="0cm" fo:border="none"/>
    </style:style>
    <style:style style:name="Tabella5.J5" style:family="table-cell">
      <style:table-cell-properties fo:padding="0.097cm" fo:border="none"/>
    </style:style>
    <style:style style:name="Tabella5.6" style:family="table-row">
      <style:table-row-properties style:row-height="0.101cm"/>
    </style:style>
    <style:style style:name="Tabella5.A6" style:family="table-cell">
      <style:table-cell-properties fo:padding="0.097cm" fo:border="none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21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P22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P23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P24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Verdana" fo:font-size="9pt" fo:font-style="normal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officeooo:paragraph-rsid="00233f71" style:font-size-asian="9pt" style:font-size-complex="9pt"/>
    </style:style>
    <style:style style:name="P41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ext_20_body">
      <style:paragraph-properties fo:text-align="start" style:justify-single-word="false"/>
      <style:text-properties officeooo:paragraph-rsid="00233f71" style:font-size-asian="9pt" style:font-size-complex="9pt"/>
    </style:style>
    <style:style style:name="P44" style:family="paragraph" style:parent-style-name="Frame_20_contents">
      <style:paragraph-properties fo:text-align="center" style:justify-single-word="false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6" style:family="paragraph" style:parent-style-name="Text_20_body">
      <style:paragraph-properties fo:text-align="start" style:justify-single-word="false"/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b3b3b3" style:text-underline-style="none"/>
    </style:style>
    <style:style style:name="T2" style:family="text">
      <style:text-properties fo:color="#808080" style:text-underline-style="none"/>
    </style:style>
    <style:style style:name="T3" style:family="text">
      <style:text-properties fo:color="#808080" fo:font-size="9pt" style:text-underline-style="none" style:font-size-asian="9pt" style:font-size-complex="9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a94d" style:font-weight-asian="bold" style:font-weight-complex="bold"/>
    </style:style>
    <style:style style:name="T7" style:family="text">
      <style:text-properties style:font-name="Arial2" fo:font-size="8pt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font-name-asian="SimSun" style:font-style-asian="normal" style:font-name-complex="Tahoma" style:font-style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style:text-underline-style="none" style:font-size-asian="8pt" style:font-size-complex="8pt"/>
    </style:style>
    <style:style style:name="T17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8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dc2300" fo:font-size="9pt" fo:font-weight="bold" style:font-size-asian="9pt" style:font-weight-asian="bold" style:font-size-complex="9pt" style:font-weight-complex="bold"/>
    </style:style>
    <style:style style:name="T21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5"><text:placeholder text:placeholder-type="text">&lt;setLang(o.partner_id.lang or 'en_US')&gt;</text:placeholder></text:p>
            <text:p text:style-name="P7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1.A1" office:value-type="string">
            <text:p text:style-name="P7"><text:text-input text:description="&lt;if test=&quot;o.partner_id.lang=='it_IT'&quot;&gt;">if IT</text:text-input></text:p>
            <text:p text:style-name="P7"><text:span text:style-name="T5">Resa merce: </text:span><text:span text:style-name="T14"><text:placeholder text:placeholder-type="text">&lt;o.return_id.text&gt;</text:placeholder></text:span></text:p>
            <text:p text:style-name="P7"><text:span text:style-name="T5">Pagamento:</text:span><text:span text:style-name="T15"> </text:span><text:span text:style-name="T14"><text:placeholder text:placeholder-type="text">&lt;o.payment_term.name&gt;</text:placeholder></text:span></text:p>
            <text:p text:style-name="P7"><text:text-input text:description="&lt;/if&gt;">end if</text:text-input></text:p>
            <text:p text:style-name="P7"><text:text-input text:description="&lt;if test=&quot;o.partner_id.lang=='en_US'&quot;&gt;">if EN</text:text-input></text:p>
            <text:p text:style-name="P7"><text:span text:style-name="T5">Delivery terms: </text:span><text:span text:style-name="T14"><text:placeholder text:placeholder-type="text">&lt;o.return_id.text&gt;</text:placeholder></text:span></text:p>
            <text:p text:style-name="P7"><text:span text:style-name="T5">Payment terms: </text:span><text:span text:style-name="T14"><text:placeholder text:placeholder-type="text">&lt;o.payment_term.name&gt;</text:placeholder></text:span></text:p>
            <text:p text:style-name="P3"><text:text-input text:description="&lt;/if&gt;">end if</text:text-input></text:p>
            <text:p text:style-name="P3"/>
          </table:table-cell>
          <table:table-cell table:style-name="Tabella1.A1" office:value-type="string">
            <text:p text:style-name="P4"><text:placeholder text:placeholder-type="text">&lt;_(o.bank_id.information) + "\n" if o.bank_id else ""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K1" office:value-type="string">
              <text:p text:style-name="P37"/>
            </table:table-cell>
          </table:table-row>
        </table:table-header-rows>
      </table:table>
      <text:p text:style-name="P14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8"><text:text-input text:description="&lt;&quot;Articolo &quot; if o.partner_id.lang=='it_IT' else &quot;Article&quot;&gt;">Articolo</text:text-input><text:span text:style-name="T14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7"><text:span text:style-name="T8"><text:text-input text:description="&lt;&quot;Prezzo&quot; if o.partner_id.lang=='it_IT' else &quot;Price&quot;&gt;">Prezzo</text:text-input></text:span><text:span text:style-name="T10"> </text:span></text:p>
            </table:table-cell>
            <table:table-cell table:style-name="Tabella4.E1" office:value-type="string">
              <text:p text:style-name="P37"><text:span text:style-name="T10"><text:s/></text:span><text:span text:style-name="T8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7"><text:span text:style-name="T8"><text:text-input text:description="&lt;&quot;Volume imballo&quot; if o.partner_id.lang=='it_IT' else &quot;Package volume&quot;&gt;">Volume</text:text-input></text:span><text:span text:style-name="T10"> </text:span></text:p>
            </table:table-cell>
          </table:table-row>
        </table:table-header-rows>
        <table:table-row>
          <table:table-cell table:style-name="Tabella4.A2" table:number-columns-spanned="6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47"><text:text-input text:description="&lt;if test=&quot;not item.insert_photo&quot;&gt;">if not photo</text:text-input></text:p>
            <text:p text:style-name="P40"><draw:frame draw:style-name="fr1" draw:name="image: asimage(item.product_id.quotation_photo)" text:anchor-type="as-char" svg:width="4.332cm" style:rel-width="scale" svg:height="2.05cm" style:rel-height="58%" draw:z-index="3"><draw:text-box><text:p text:style-name="P44"/></draw:text-box></draw:frame></text:p>
            <text:p text:style-name="P26"><text:text-input text:description="&lt;/if&gt;">end if not photo</text:text-input></text:p>
          </table:table-cell>
          <table:table-cell table:style-name="Tabella4.B3" office:value-type="string">
            <text:p text:style-name="P36"><text:span text:style-name="T11"><text:placeholder text:placeholder-type="text">&lt;item.product_id.code&gt;</text:placeholder></text:span><text:span text:style-name="T9"><text:placeholder text:placeholder-type="text">&lt;set_counter("volume", get_counter("volume") + item.product_id.volume)&gt;</text:placeholder></text:span></text:p>
          </table:table-cell>
          <table:table-cell table:style-name="Tabella4.C3" office:value-type="string">
            <text:p text:style-name="P35"><text:placeholder text:placeholder-type="text">&lt;_(item.product_id.description)&gt;</text:placeholder></text:p>
            <text:p text:style-name="P34"><text:span text:style-name="T16"><text:text-input text:description="&lt;if test=&quot;item.show_notes&quot;&gt;">if notes</text:text-input></text:span><text:span text:style-name="T16"><text:placeholder text:placeholder-type="text">&lt;item.notes&gt;</text:placeholder></text:span><text:span text:style-name="T16"><text:text-input text:description="&lt;/if&gt;">end if</text:text-input></text:span></text:p>
          </table:table-cell>
          <table:table-cell table:style-name="Tabella4.D3" office:value-type="string">
            <text:p text:style-name="P27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subtotal)&gt;</text:placeholder></text:span></text:p>
          </table:table-cell>
          <table:table-cell table:style-name="Tabella4.E3" office:value-type="string">
            <text:p text:style-name="P32"><text:placeholder text:placeholder-type="text">&lt;int(item.product_packaging.qty) if item.product_packaging else item.product_id.q_x_pack&gt;</text:placeholder></text:p>
          </table:table-cell>
          <table:table-cell table:style-name="Tabella4.F3" office:value-type="string">
            <text:p text:style-name="P33"><text:placeholder text:placeholder-type="text">&lt;round(item.product_id.volume or 0.0, 2)&gt;</text:placeholder></text:p>
          </table:table-cell>
        </table:table-row>
        <table:table-row>
          <table:table-cell table:style-name="Tabella4.A7" table:number-columns-spanned="6" office:value-type="string">
            <text:p text:style-name="P1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8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"><text:placeholder text:placeholder-type="text">&lt;/if&gt;</text:placeholder></text:p>
      <text:p text:style-name="P14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J"/>
        <table:table-header-rows>
          <table:table-row>
            <table:table-cell table:style-name="Tabella5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8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8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8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2"><text:span text:style-name="T17"><text:s/></text:span><text:span text:style-name="T18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8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8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8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8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2" table:number-columns-spanned="10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46"><text:text-input text:description="&lt;if test=&quot;not item.insert_photo&quot;&gt;">if not photo</text:text-input></text:p>
            <text:p text:style-name="P43"><draw:frame draw:style-name="fr2" draw:name="image: asimage(item.product_id.quotation_photo or False)" text:anchor-type="as-char" svg:width="4.357cm" style:rel-width="scale" svg:height="1.806cm" style:rel-height="26%" draw:z-index="4"><draw:text-box><text:p text:style-name="P44"/></draw:text-box></draw:frame></text:p>
            <text:p text:style-name="P26"><text:text-input text:description="&lt;/if&gt;">end if not photo</text:text-input></text:p>
          </table:table-cell>
          <table:table-cell table:style-name="Tabella5.B3" office:value-type="string">
            <text:p text:style-name="P36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5.C3" office:value-type="string">
            <text:p text:style-name="P35"><text:placeholder text:placeholder-type="text">&lt;_(item.product_id.description)&gt;</text:placeholder><text:span text:style-name="T20"><text:placeholder text:placeholder-type="text">&lt;set_counter("volume", get_counter("volume") + item.product_id.volume * item.product_uom_qty / (int(item.product_packaging.qty) if item.product_packaging else item.product_id.quantity_x_pack))&gt;</text:placeholder></text:span></text:p>
            <text:p text:style-name="P34"><text:span text:style-name="T16"><text:text-input text:description="&lt;if test=&quot;item.show_notes&quot;&gt;">if notes</text:text-input></text:span><text:span text:style-name="T16"><text:placeholder text:placeholder-type="text">&lt;item.notes&gt;</text:placeholder></text:span><text:span text:style-name="T16"><text:text-input text:description="&lt;/if&gt;">end if</text:text-input></text:span></text:p>
          </table:table-cell>
          <table:table-cell table:style-name="Tabella5.D3" office:value-type="string">
            <text:p text:style-name="P32"><text:placeholder text:placeholder-type="text">&lt;"%d"%(item.product_uom_qty)&gt;</text:placeholder></text:p>
          </table:table-cell>
          <table:table-cell table:style-name="Tabella5.E3" office:value-type="string">
            <text:p text:style-name="P28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unit)&gt;</text:placeholder></text:span></text:p>
          </table:table-cell>
          <table:table-cell table:style-name="Tabella5.F3" office:value-type="string">
            <text:p text:style-name="P32"><text:placeholder text:placeholder-type="text">&lt;item.multi_discount_rates if item.multi_discount_rates else ("Netto" if getLang() == 'it_IT' else "Net")&gt;</text:placeholder></text:p>
          </table:table-cell>
          <table:table-cell table:style-name="Tabella5.H3" office:value-type="string">
            <text:p text:style-name="P31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 / item.product_uom_qty)&gt;</text:placeholder></text:span></text:p>
          </table:table-cell>
          <table:table-cell table:style-name="Tabella5.H3" office:value-type="string">
            <text:p text:style-name="P31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)&gt;</text:placeholder></text:span></text:p>
          </table:table-cell>
          <table:table-cell table:style-name="Tabella5.I3" office:value-type="string">
            <text:p text:style-name="P32"><text:placeholder text:placeholder-type="text">&lt;int(item.product_packaging.qty) if item.product_packaging else item.product_id.q_x_pack&gt;</text:placeholder></text:p>
          </table:table-cell>
          <table:table-cell table:style-name="Tabella5.J3" office:value-type="string">
            <text:p text:style-name="P33"><text:placeholder text:placeholder-type="text">&lt;round( item.product_id.volume * item.product_uom_qty / (int(item.product_packaging.qty) if item.product_packaging else item.product_id.quantity_x_pack), 2)&gt;</text:placeholder></text:p>
          </table:table-cell>
        </table:table-row>
        <table:table-row>
          <table:table-cell table:style-name="Tabella5.A9" table:number-columns-spanned="10" office:value-type="string">
            <text:p text:style-name="P1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5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39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30"><text:placeholder text:placeholder-type="text">&lt;if test="o.partner_id and o.partner_id.country and o.partner_id.country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39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oft-page-break/><text:span text:style-name="T12"><text:placeholder text:placeholder-type="text">&lt;formatLang(o.currency_amount_tax)&gt;</text:placeholder></text:span></text:p>
                </table:table-cell>
              </table:table-row>
              <table:table-row>
                <table:table-cell table:style-name="Tabella3.A3" office:value-type="string">
                  <text:p text:style-name="P39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30"><text:placeholder text:placeholder-type="text">&lt;/if&gt;</text:placeholder></text:p>
                </table:table-cell>
                <table:covered-table-cell/>
              </table:table-row>
            </table:table>
            <text:p text:style-name="P12"/>
          </table:table-cell>
          <table:covered-table-cell/>
          <table:table-cell table:style-name="Tabella5.I5" office:value-type="string">
            <text:p text:style-name="P12"/>
          </table:table-cell>
          <table:table-cell table:style-name="Tabella5.J5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39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5">m<text:span text:style-name="T21">3 <text:s/></text:span><text:placeholder text:placeholder-type="text">&lt;round(get_counter("volume"), 2)&gt;</text:placeholder></text:p>
                </table:table-cell>
              </table:table-row>
            </table:table>
            <text:p text:style-name="P12"/>
          </table:table-cell>
        </table:table-row>
        <table:table-row table:style-name="Tabella5.6">
          <table:table-cell table:style-name="Tabella5.A6" table:number-columns-spanned="10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8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1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41"/>
          </table:table-cell>
        </table:table-row>
      </table:table>
      <text:p text:style-name="P9"/>
      <text:p text:style-name="P1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64cm"/>
    </style:style>
    <style:style style:name="Tabella6.B" style:family="table-column">
      <style:table-column-properties style:column-width="15.64cm"/>
    </style:style>
    <style:style style:name="Tabella6.1" style:family="table-row">
      <style:table-row-properties style:min-row-height="5.41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8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9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MP10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MP11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MP12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MP1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color="#b3b3b3" style:text-underline-style="none"/>
    </style:style>
    <style:style style:name="MT2" style:family="text">
      <style:text-properties fo:color="#808080" style:text-underline-style="none"/>
    </style:style>
    <style:style style:name="MT3" style:family="text">
      <style:text-properties fo:color="#808080"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2" fo:font-size="8pt"/>
    </style:style>
    <style:style style:name="Mfr1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69cm" fo:margin-left="0cm" fo:margin-right="0cm" fo:margin-bottom="0.499cm" style:dynamic-spacing="false"/>
      </style:header-style>
      <style:footer-style>
        <style:header-footer-properties svg:height="2.64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4.921cm" style:rel-width="44%" svg:height="1.803cm" style:rel-height="scale" draw:z-index="2"><draw:image xlink:href="Pictures/10000201000000BB0000003D4868737C.pn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3</text:page-number></text:span><text:span text:style-name="MT1">/</text:span><text:span text:style-name="MT1"><text:page-count>3</text:page-count></text:span><text:span text:style-name="MT2"><text:line-break/></text:span><text:span text:style-name="MT3"><text:placeholder text:placeholder-type="text">&lt;setLang(o.partner_id.lang or 'en_US')&gt;</text:placeholder></text:span></text:p>
              <text:p text:style-name="MP3"><text:span text:style-name="MT4"><text:text-input text:description="&lt;o.partner_id.name&gt;">partner_id.name</text:text-input></text:span><text:span text:style-name="MT4"> </text:span></text:p>
              <text:p text:style-name="MP4"><text:text-input text:description="&lt;if test=&quot;o.destination_partner_id&quot;&gt;">if dest</text:text-input></text:p>
              <text:p text:style-name="MP5"><text:span text:style-name="MT5"><text:text-input text:description="&lt;o.destination_partner_id.name&gt;">partner_id.name</text:text-input></text:span><text:span text:style-name="MT5"> </text:span></text:p>
              <text:p text:style-name="MP5"><text:text-input text:description="&lt;o.destination_partner_id.street or &quot;&quot;&gt;">address</text:text-input></text:p>
              <text:p text:style-name="MP5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<text:p text:style-name="MP5"><text:text-input text:description="&lt;/if&gt;">end if</text:text-input></text:p>
              <text:p text:style-name="MP4"><text:text-input text:description="&lt;if test=&quot;not o.destination_partner_id&quot;&gt;">if not dest</text:text-input></text:p>
              <text:p text:style-name="MP5"><text:text-input text:description="&lt;o.partner_id.street or &quot;&quot;&gt;">address</text:text-input></text:p>
              <text:p text:style-name="MP5"><text:text-input text:description="&lt;&quot;%s %s %s&quot;%(o.partner_id.zip or &quot;&quot;, o.partner_id.city or &quot;&quot;, o.partner_id.country_id.name or &quot; &quot;) if o.partner_id.street else &quot;&quot;&gt;">address1</text:text-input></text:p>
              <text:p text:style-name="MP6"><text:text-input text:description="&lt;/if&gt;">end if</text:text-input></text:p>
            </table:table-cell>
          </table:table-row>
        </table:table>
        <text:p text:style-name="MP7"/>
      </style:header>
      <style:footer>
        <text:p text:style-name="MP8">GPB s.r.l.</text:p>
        <text:p text:style-name="MP9">Sede Legale: Via Grande, 104 - 25020 Scarpizzolo di San Paolo (BS) Italy</text:p>
        <text:p text:style-name="MP10">Sede Operativa: Via Montichiari, 87 – 25016 Ghedi (BS) Italy</text:p>
        <text:p text:style-name="MP11"><text:span text:style-name="MT6">Tel. +39 030 902801</text:span> <text:span text:style-name="MT6">r.a. - Fax +39 030 9032785</text:span></text:p>
        <text:p text:style-name="MP11"><text:span text:style-name="MT6">C.F. - P. IVA</text:span> <text:span text:style-name="MT6">02267830988</text:span></text:p>
        <text:p text:style-name="MP12">info@gpb.it – www.gpb.it</text:p>
        <text:p text:style-name="MP13">rr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49M22S</meta:editing-duration>
    <meta:editing-cycles>274</meta:editing-cycles>
    <meta:generator>LibreOffice/4.3.3.2$Linux_X86_64 LibreOffice_project/430m0$Build-2</meta:generator>
    <meta:initial-creator>Nicola Riolini</meta:initial-creator>
    <dc:date>2015-07-26T22:56:52.110955884</dc:date>
    <dc:creator>thebrush </dc:creator>
    <meta:document-statistic meta:table-count="8" meta:image-count="1" meta:object-count="0" meta:page-count="3" meta:paragraph-count="93" meta:word-count="378" meta:character-count="2589" meta:non-whitespace-character-count="2413"/>
    <meta:user-defined meta:name="Info 1"/>
    <meta:user-defined meta:name="Info 2"/>
    <meta:user-defined meta:name="Info 3"/>
    <meta:user-defined meta:name="Info 4"/>
  </office:meta>
</office:document-meta>
</file>